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Interceptor.postInvoke( InterceptorContext conte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terceptor.cancelRequest( RequestIntercepto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terceptor.preInvoke( InterceptorContext conte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